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6cm" svg:y1="5.3cm" svg:x2="6.2cm" svg:y2="24.9cm">
          <text:p/>
        </draw:line>
        <draw:line draw:style-name="gr1" draw:text-style-name="P1" draw:layer="layout" svg:x1="16.2cm" svg:y1="5cm" svg:x2="16.3cm" svg:y2="24.5cm">
          <text:p/>
        </draw:line>
        <draw:line draw:style-name="gr1" draw:text-style-name="P1" draw:layer="layout" svg:x1="6.2cm" svg:y1="8.7cm" svg:x2="16.1cm" svg:y2="8.7cm">
          <text:p/>
        </draw:line>
        <draw:line draw:style-name="gr1" draw:text-style-name="P1" draw:layer="layout" svg:x1="6.3cm" svg:y1="13.2cm" svg:x2="16.1cm" svg:y2="13.3cm">
          <text:p/>
        </draw:line>
        <draw:line draw:style-name="gr1" draw:text-style-name="P1" draw:layer="layout" svg:x1="6.4cm" svg:y1="17.7cm" svg:x2="16.3cm" svg:y2="17.9cm">
          <text:p/>
        </draw:line>
        <draw:frame draw:style-name="gr2" draw:text-style-name="P2" draw:layer="layout" svg:width="5.527cm" svg:height="0.962cm" svg:x="0.2cm" svg:y="6.9cm">
          <draw:text-box>
            <text:p>rsp0=0x7fffffffdf38</text:p>
          </draw:text-box>
        </draw:frame>
        <draw:frame draw:style-name="gr2" draw:text-style-name="P2" draw:layer="layout" svg:width="2.492cm" svg:height="0.962cm" svg:x="17.5cm" svg:y="23.4cm">
          <draw:text-box>
            <text:p>rbp0=0</text:p>
          </draw:text-box>
        </draw:frame>
        <draw:frame draw:style-name="gr2" draw:text-style-name="P2" draw:layer="layout" svg:width="5.527cm" svg:height="0.962cm" svg:x="0.173cm" svg:y="11.338cm">
          <draw:text-box>
            <text:p text:style-name="P3">rsp1=0x7fffffffdf30</text:p>
          </draw:text-box>
        </draw:frame>
        <draw:frame draw:style-name="gr2" draw:text-style-name="P2" draw:layer="layout" svg:width="0.853cm" svg:height="0.962cm" svg:x="10cm" svg:y="11.9cm">
          <draw:text-box>
            <text:p>0</text:p>
          </draw:text-box>
        </draw:frame>
        <draw:frame draw:style-name="gr2" draw:text-style-name="P2" draw:layer="layout" svg:width="5.561cm" svg:height="0.962cm" svg:x="17cm" svg:y="11.8cm">
          <draw:text-box>
            <text:p text:style-name="P3"><text:span text:style-name="T1">rbp1=</text:span>0x7fffffffdf30</text:p>
          </draw:text-box>
        </draw:frame>
        <draw:frame draw:style-name="gr2" draw:text-style-name="P2" draw:layer="layout" svg:width="5.527cm" svg:height="0.962cm" svg:x="0.3cm" svg:y="5.538cm">
          <draw:text-box>
            <text:p text:style-name="P3">rsp2=0x7fffffffdf38</text:p>
          </draw:text-box>
        </draw:frame>
        <draw:frame draw:style-name="gr2" draw:text-style-name="P2" draw:layer="layout" svg:width="2.492cm" svg:height="0.962cm" svg:x="17.2cm" svg:y="22.4cm">
          <draw:text-box>
            <text:p>rbp2=0</text:p>
          </draw:text-box>
        </draw:frame>
        <draw:frame draw:style-name="gr2" draw:text-style-name="P2" draw:layer="layout" svg:width="13.186cm" svg:height="2.384cm" svg:x="3.2cm" svg:y="26.4cm">
          <draw:text-box>
            <text:p text:style-name="P3"><text:span text:style-name="T1">rsp=0x7fffffffdf38-&gt;0x7fffffffdf30-&gt;</text:span>0x7fffffffdf38</text:p>
            <text:p text:style-name="P3"><text:span text:style-name="T1">rbp=0-&gt;</text:span>0x7fffffffdf30-&gt;0</text:p>
            <text:p text:style-name="P3">eax=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8T19:07:54.760890803</meta:creation-date>
    <dc:date>2020-11-08T19:10:51.197927796</dc:date>
    <meta:editing-duration>PT2M57S</meta:editing-duration>
    <meta:editing-cycles>1</meta:editing-cycles>
    <meta:document-statistic meta:object-count="13"/>
    <meta:generator>LibreOffice/6.4.2.2$Linux_X86_64 LibreOffice_project/40$Build-2</meta:generator>
  </office:meta>
</office:document-meta>
</file>